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/>
      <text:p text:style-name="Standard">### **Information Security Policy** <text:s/></text:p>
      <text:p text:style-name="Standard">**Organization:** Salla Online Shop Multi-Vendor <text:s/></text:p>
      <text:p text:style-name="Standard">**Effective Date:** [Insert Date] <text:s/></text:p>
      <text:p text:style-name="Standard">**Review Date:** [Insert Date] <text:s/></text:p>
      <text:p text:style-name="Standard">**Version:** 1.0 <text:s/></text:p>
      <text:p text:style-name="Standard"/>
      <text:p text:style-name="Standard">---</text:p>
      <text:p text:style-name="Standard"/>
      <text:p text:style-name="Standard">#### **1. Purpose** <text:s/></text:p>
      <text:p text:style-name="Standard">The purpose of this Information Security Policy is to establish a framework for managing information security within Salla Online Shop Multi-Vendor. This policy ensures the confidentiality, integrity, and availability of information assets, protects customer and vendor data, and complies with legal, regulatory, and contractual obligations.</text:p>
      <text:p text:style-name="Standard"/>
      <text:p text:style-name="Standard">---</text:p>
      <text:p text:style-name="Standard"/>
      <text:p text:style-name="Standard">#### **2. Scope** <text:s/></text:p>
      <text:p text:style-name="Standard">This policy applies to: <text:s/></text:p>
      <text:p text:style-name="Standard">- All employees, contractors, vendors, and third parties who interact with Salla Online Shop Multi-Vendor’s information assets. <text:s/></text:p>
      <text:p text:style-name="Standard">- All information systems, networks, and data owned, managed, or processed by Salla Online Shop Multi-Vendor. <text:s/></text:p>
      <text:p text:style-name="Standard">- All physical and virtual environments where Salla’s information assets are stored or processed.</text:p>
      <text:p text:style-name="Standard"/>
      <text:p text:style-name="Standard">---</text:p>
      <text:p text:style-name="Standard"/>
      <text:p text:style-name="Standard">#### **3. Objectives** <text:s/></text:p>
      <text:p text:style-name="Standard">The objectives of this policy are to: <text:s/></text:p>
      <text:p text:style-name="Standard">1. Protect the confidentiality, integrity, and availability of information assets. <text:s/></text:p>
      <text:p text:style-name="Standard">2. Ensure compliance with applicable laws, regulations, and contractual requirements. <text:s/></text:p>
      <text:p text:style-name="Standard">3. Minimize the risk of data breaches, cyberattacks, and other security incidents. <text:s/></text:p>
      <text:p text:style-name="Standard">4. Establish a culture of information security awareness across the organization. <text:s/></text:p>
      <text:p text:style-name="Standard">5. Continuously improve the Information Security Management System (ISMS) in line with ISO 27001:2022.</text:p>
      <text:p text:style-name="Standard"/>
      <text:p text:style-name="Standard">---</text:p>
      <text:p text:style-name="Standard"/>
      <text:p text:style-name="Standard">#### **4. Policy Statements** <text:s/></text:p>
      <text:p text:style-name="Standard"/>
      <text:p text:style-name="Standard">**4.1. Leadership and Commitment** <text:s/></text:p>
      <text:p text:style-name="Standard">- Senior management is committed to providing the necessary resources and support for the implementation and maintenance of the ISMS. <text:s/></text:p>
      <text:p text:style-name="Standard">- Management will ensure that information security objectives align with the organization’s strategic goals.</text:p>
      <text:p text:style-name="Standard"/>
      <text:p text:style-name="Standard">**4.2. Risk Management** <text:s/></text:p>
      <text:p text:style-name="Standard">- Salla Online Shop Multi-Vendor will identify, assess, and treat information security risks to ensure they are managed within acceptable levels. <text:s/></text:p>
      <text:p text:style-name="Standard">- A risk assessment process will be conducted regularly, and risk treatment plans will be implemented to mitigate identified risks.</text:p>
      <text:p text:style-name="Standard"><text:soft-page-break/></text:p>
      <text:p text:style-name="Standard">**4.3. Asset Management** <text:s/></text:p>
      <text:p text:style-name="Standard">- All information assets will be classified, labeled, and handled according to their sensitivity and importance. <text:s/></text:p>
      <text:p text:style-name="Standard">- An inventory of information assets will be maintained and updated regularly.</text:p>
      <text:p text:style-name="Standard"/>
      <text:p text:style-name="Standard">**4.4. Access Control** <text:s/></text:p>
      <text:p text:style-name="Standard">- Access to information and systems will be granted on a need-to-know basis and reviewed periodically. <text:s/></text:p>
      <text:p text:style-name="Standard">- Strong authentication mechanisms, such as multi-factor authentication (MFA), will be implemented for sensitive systems.</text:p>
      <text:p text:style-name="Standard"/>
      <text:p text:style-name="Standard">**4.5. Cryptography** <text:s/></text:p>
      <text:p text:style-name="Standard">- Encryption will be used to protect sensitive data in transit and at rest, in accordance with industry best practices. <text:s/></text:p>
      <text:p text:style-name="Standard">- Cryptographic keys will be managed securely to prevent unauthorized access.</text:p>
      <text:p text:style-name="Standard"/>
      <text:p text:style-name="Standard">**4.6. Physical and Environmental Security** <text:s/></text:p>
      <text:p text:style-name="Standard">- Physical access to information processing facilities will be restricted and monitored. <text:s/></text:p>
      <text:p text:style-name="Standard">- Environmental controls, such as fire suppression and temperature monitoring, will be implemented to protect critical infrastructure.</text:p>
      <text:p text:style-name="Standard"/>
      <text:p text:style-name="Standard">**4.7. Operations Security** <text:s/></text:p>
      <text:p text:style-name="Standard">- Changes to information systems will be managed through a formal change management process. <text:s/></text:p>
      <text:p text:style-name="Standard">- Backups will be performed regularly and tested to ensure data can be restored in the event of a disruption.</text:p>
      <text:p text:style-name="Standard"/>
      <text:p text:style-name="Standard">**4.8. Supplier Relationships** <text:s/></text:p>
      <text:p text:style-name="Standard">- Third-party suppliers will be assessed for information security risks before engagement. <text:s/></text:p>
      <text:p text:style-name="Standard">- Contracts with suppliers will include information security requirements and obligations.</text:p>
      <text:p text:style-name="Standard"/>
      <text:p text:style-name="Standard">**4.9. Incident Management** <text:s/></text:p>
      <text:p text:style-name="Standard">- Information security incidents will be reported, investigated, and resolved promptly. <text:s/></text:p>
      <text:p text:style-name="Standard">- A formal incident response plan will be maintained and tested regularly.</text:p>
      <text:p text:style-name="Standard"/>
      <text:p text:style-name="Standard">**4.10. Business Continuity** <text:s/></text:p>
      <text:p text:style-name="Standard">- A business continuity plan will be developed and tested to ensure the availability of critical systems and services. <text:s/></text:p>
      <text:p text:style-name="Standard">- Regular disaster recovery drills will be conducted to validate the effectiveness of the plan.</text:p>
      <text:p text:style-name="Standard"/>
      <text:p text:style-name="Standard">**4.11. Compliance** <text:s/></text:p>
      <text:p text:style-name="Standard">- Salla Online Shop Multi-Vendor will comply with all applicable legal, regulatory, and contractual requirements related to information security. <text:s/></text:p>
      <text:p text:style-name="Standard">- Regular audits and reviews will be conducted to ensure compliance with this policy and ISO 27001:2022.</text:p>
      <text:p text:style-name="Standard"/>
      <text:p text:style-name="Standard">**4.12. Training and Awareness** <text:s/></text:p>
      <text:p text:style-name="Standard">- All employees and contractors will receive regular information security training. <text:s/></text:p>
      <text:p text:style-name="Standard">- Awareness campaigns will be conducted to promote a culture of security within the organization.</text:p>
      <text:p text:style-name="Standard"/>
      <text:p text:style-name="Standard">---</text:p>
      <text:p text:style-name="Standard"/>
      <text:p text:style-name="Standard"><text:soft-page-break/>#### **5. Roles and Responsibilities** <text:s/></text:p>
      <text:p text:style-name="Standard">- **Senior Management:** Provide leadership and resources for the ISMS. <text:s/></text:p>
      <text:p text:style-name="Standard">- **Information Security Officer (ISO):** Oversee the implementation and maintenance of the ISMS. <text:s/></text:p>
      <text:p text:style-name="Standard">- **Employees and Contractors:** Adhere to this policy and report any security incidents or concerns. <text:s/></text:p>
      <text:p text:style-name="Standard">- **Third Parties:** Comply with Salla’s information security requirements as outlined in contracts.</text:p>
      <text:p text:style-name="Standard"/>
      <text:p text:style-name="Standard">---</text:p>
      <text:p text:style-name="Standard"/>
      <text:p text:style-name="Standard">#### **6. Policy Review** <text:s/></text:p>
      <text:p text:style-name="Standard">This policy will be reviewed annually or whenever significant changes occur to ensure its continued suitability, adequacy, and effectiveness. Updates will be communicated to all relevant stakeholders.</text:p>
      <text:p text:style-name="Standard"/>
      <text:p text:style-name="Standard">---</text:p>
      <text:p text:style-name="Standard"/>
      <text:p text:style-name="Standard">#### **7. Enforcement** <text:s/></text:p>
      <text:p text:style-name="Standard">Non-compliance with this policy may result in disciplinary action, up to and including termination of employment or contract. Legal action may be taken in cases of severe violations.</text:p>
      <text:p text:style-name="Standard"/>
      <text:p text:style-name="Standard">---</text:p>
      <text:p text:style-name="Standard"/>
      <text:p text:style-name="Standard">#### **8. Approval** <text:s/></text:p>
      <text:p text:style-name="Standard">This Information Security Policy has been approved by the senior management of Salla Online Shop Multi-Vendor and is effective as of the date below.</text:p>
      <text:p text:style-name="Standard"/>
      <text:p text:style-name="Standard">**Approved By:** <text:s/></text:p>
      <text:p text:style-name="Standard">[Name] <text:s/></text:p>
      <text:p text:style-name="Standard">[Title] <text:s/></text:p>
      <text:p text:style-name="Standard">[Date] <text:s/></text:p>
      <text:p text:style-name="Standard"/>
      <text:p text:style-name="Standard">---</text:p>
      <text:p text:style-name="Standard"/>
      <text:p text:style-name="Standard">This policy should be customized further to reflect the specific needs, risks, and regulatory requirements of Salla Online Shop Multi-Vendor. It is also essential to integrate this policy into the broader ISMS framework and ensure it is communicated effectively across the organiz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21:52:26.846757840</meta:creation-date>
    <dc:date>2025-03-17T21:53:20.200210810</dc:date>
    <meta:editing-duration>PT54S</meta:editing-duration>
    <meta:editing-cycles>1</meta:editing-cycles>
    <meta:document-statistic meta:table-count="0" meta:image-count="0" meta:object-count="0" meta:page-count="3" meta:paragraph-count="82" meta:word-count="802" meta:character-count="5746" meta:non-whitespace-character-count="4922"/>
    <meta:generator>LibreOffice/24.2.7.2$Linux_X86_64 LibreOffice_project/420$Build-2</meta:generator>
  </office:meta>
</office:document-meta>
</file>